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5" manifest:media-type=""/>
  <manifest:file-entry manifest:full-path="ObjectReplacements/Obj106" manifest:media-type="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380000001D9268E6E44469C952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Obj105" manifest:media-type="application/vnd.sun.star.oleobject"/>
  <manifest:file-entry manifest:full-path="settings.xml" manifest:media-type="text/xml"/>
  <manifest:file-entry manifest:full-path="Obj106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2.A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9.754cm" fo:margin-left="-0.709cm" fo:margin-top="0cm" fo:margin-bottom="0cm" table:align="left" style:writing-mode="lr-tb"/>
    </style:style>
    <style:style style:name="Tableau4.A" style:family="table-column">
      <style:table-column-properties style:column-width="9.5cm"/>
    </style:style>
    <style:style style:name="Tableau4.B" style:family="table-column">
      <style:table-column-properties style:column-width="10.25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754cm" fo:margin-left="-0.709cm" fo:margin-top="0cm" fo:margin-bottom="0cm" table:align="left" style:writing-mode="lr-tb"/>
    </style:style>
    <style:style style:name="Tableau5.A" style:family="table-column">
      <style:table-column-properties style:column-width="9.5cm"/>
    </style:style>
    <style:style style:name="Tableau5.B" style:family="table-column">
      <style:table-column-properties style:column-width="10.253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9.754cm" fo:margin-left="-0.709cm" fo:margin-top="0cm" fo:margin-bottom="0cm" table:align="left" style:writing-mode="lr-tb"/>
    </style:style>
    <style:style style:name="Tableau6.A" style:family="table-column">
      <style:table-column-properties style:column-width="9.5cm"/>
    </style:style>
    <style:style style:name="Tableau6.B" style:family="table-column">
      <style:table-column-properties style:column-width="10.25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9.754cm" fo:margin-left="-0.709cm" fo:margin-top="0cm" fo:margin-bottom="0cm" table:align="left" style:writing-mode="lr-tb"/>
    </style:style>
    <style:style style:name="Tableau7.A" style:family="table-column">
      <style:table-column-properties style:column-width="9.5cm"/>
    </style:style>
    <style:style style:name="Tableau7.B" style:family="table-column">
      <style:table-column-properties style:column-width="10.253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9.754cm" fo:margin-left="-0.709cm" fo:margin-top="0cm" fo:margin-bottom="0cm" table:align="left" style:writing-mode="lr-tb"/>
    </style:style>
    <style:style style:name="Tableau8.A" style:family="table-column">
      <style:table-column-properties style:column-width="9.5cm"/>
    </style:style>
    <style:style style:name="Tableau8.B" style:family="table-column">
      <style:table-column-properties style:column-width="10.253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9.754cm" fo:margin-left="-0.709cm" fo:margin-top="0cm" fo:margin-bottom="0cm" table:align="left" style:writing-mode="lr-tb"/>
    </style:style>
    <style:style style:name="Tableau9.A" style:family="table-column">
      <style:table-column-properties style:column-width="9.5cm"/>
    </style:style>
    <style:style style:name="Tableau9.B" style:family="table-column">
      <style:table-column-properties style:column-width="10.253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9.754cm" fo:margin-left="-0.709cm" fo:margin-top="0cm" fo:margin-bottom="0cm" table:align="left" style:writing-mode="lr-tb"/>
    </style:style>
    <style:style style:name="Tableau10.A" style:family="table-column">
      <style:table-column-properties style:column-width="12.002cm"/>
    </style:style>
    <style:style style:name="Tableau10.B" style:family="table-column">
      <style:table-column-properties style:column-width="7.752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8.991cm"/>
    </style:style>
    <style:style style:name="Tableau11.B" style:family="table-column">
      <style:table-column-properties style:column-width="9.97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Tableau12" style:family="table">
      <style:table-properties style:width="19.244cm" fo:margin-left="-0.199cm" fo:margin-top="0cm" fo:margin-bottom="0cm" table:align="left" style:writing-mode="lr-tb"/>
    </style:style>
    <style:style style:name="Tableau12.A" style:family="table-column">
      <style:table-column-properties style:column-width="8.992cm"/>
    </style:style>
    <style:style style:name="Tableau12.B" style:family="table-column">
      <style:table-column-properties style:column-width="10.252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padding-left="0.199cm" fo:padding-right="0.191cm" fo:padding-top="0cm" fo:padding-bottom="0cm" fo:border="0.5pt solid #00000a"/>
    </style:style>
    <style:style style:name="Tableau15" style:family="table">
      <style:table-properties style:width="18.965cm" fo:margin-left="-0.199cm" fo:margin-top="0cm" fo:margin-bottom="0cm" table:align="left" style:writing-mode="lr-tb"/>
    </style:style>
    <style:style style:name="Tableau15.A" style:family="table-column">
      <style:table-column-properties style:column-width="9.319cm"/>
    </style:style>
    <style:style style:name="Tableau15.B" style:family="table-column">
      <style:table-column-properties style:column-width="9.647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padding-left="0.199cm" fo:padding-right="0.191cm" fo:padding-top="0cm" fo:padding-bottom="0cm" fo:border="0.5pt solid #00000a"/>
    </style:style>
    <style:style style:name="Tableau13" style:family="table">
      <style:table-properties style:width="8.922cm" fo:margin-left="0cm" fo:margin-top="0cm" fo:margin-bottom="0cm" table:align="left" style:writing-mode="lr-tb"/>
    </style:style>
    <style:style style:name="Tableau13.A" style:family="table-column">
      <style:table-column-properties style:column-width="2.551cm"/>
    </style:style>
    <style:style style:name="Tableau13.B" style:family="table-column">
      <style:table-column-properties style:column-width="2.498cm"/>
    </style:style>
    <style:style style:name="Tableau13.C" style:family="table-column">
      <style:table-column-properties style:column-width="3.874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0.5pt solid #00000a"/>
    </style:style>
    <style:style style:name="Tableau14" style:family="table">
      <style:table-properties style:width="8.922cm" fo:margin-left="0cm" fo:margin-top="0cm" fo:margin-bottom="0cm" table:align="left" style:writing-mode="lr-tb"/>
    </style:style>
    <style:style style:name="Tableau14.A" style:family="table-column">
      <style:table-column-properties style:column-width="2.551cm"/>
    </style:style>
    <style:style style:name="Tableau14.B" style:family="table-column">
      <style:table-column-properties style:column-width="2.498cm"/>
    </style:style>
    <style:style style:name="Tableau14.C" style:family="table-column">
      <style:table-column-properties style:column-width="3.874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padding-left="0.191cm" fo:padding-right="0.191cm" fo:padding-top="0cm" fo:padding-bottom="0cm" fo:border="0.5pt solid #00000a"/>
    </style:style>
    <style:style style:name="Tableau16" style:family="table">
      <style:table-properties style:width="18.965cm" fo:margin-left="-0.199cm" fo:margin-top="0cm" fo:margin-bottom="0cm" table:align="left" style:writing-mode="lr-tb"/>
    </style:style>
    <style:style style:name="Tableau16.A" style:family="table-column">
      <style:table-column-properties style:column-width="8.991cm"/>
    </style:style>
    <style:style style:name="Tableau16.B" style:family="table-column">
      <style:table-column-properties style:column-width="9.975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padding-left="0.199cm" fo:padding-right="0.191cm" fo:padding-top="0cm" fo:padding-bottom="0cm" fo:border="0.5pt solid #00000a"/>
    </style:style>
    <style:style style:name="Tableau17" style:family="table">
      <style:table-properties style:width="18.965cm" fo:margin-left="-0.199cm" fo:margin-top="0cm" fo:margin-bottom="0cm" table:align="left" style:writing-mode="lr-tb"/>
    </style:style>
    <style:style style:name="Tableau17.A" style:family="table-column">
      <style:table-column-properties style:column-width="12.744cm"/>
    </style:style>
    <style:style style:name="Tableau17.B" style:family="table-column">
      <style:table-column-properties style:column-width="6.221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padding-left="0.199cm" fo:padding-right="0.191cm" fo:padding-top="0cm" fo:padding-bottom="0cm" fo:border="0.5pt solid #00000a"/>
    </style:style>
    <style:style style:name="Tableau18" style:family="table">
      <style:table-properties style:width="18.965cm" fo:margin-left="-0.199cm" fo:margin-top="0cm" fo:margin-bottom="0cm" table:align="left" style:writing-mode="lr-tb"/>
    </style:style>
    <style:style style:name="Tableau18.A" style:family="table-column">
      <style:table-column-properties style:column-width="9.865cm"/>
    </style:style>
    <style:style style:name="Tableau18.B" style:family="table-column">
      <style:table-column-properties style:column-width="9.1cm"/>
    </style:style>
    <style:style style:name="Tableau18.1" style:family="table-row">
      <style:table-row-properties fo:keep-together="auto"/>
    </style:style>
    <style:style style:name="Tableau18.A1" style:family="table-cell">
      <style:table-cell-properties fo:padding-left="0.199cm" fo:padding-right="0.191cm" fo:padding-top="0cm" fo:padding-bottom="0cm" fo:border="0.5pt solid #00000a"/>
    </style:style>
    <style:style style:name="Tableau19" style:family="table">
      <style:table-properties style:width="18.965cm" fo:margin-left="-0.199cm" fo:margin-top="0cm" fo:margin-bottom="0cm" table:align="left" style:writing-mode="lr-tb"/>
    </style:style>
    <style:style style:name="Tableau19.A" style:family="table-column">
      <style:table-column-properties style:column-width="9.865cm"/>
    </style:style>
    <style:style style:name="Tableau19.B" style:family="table-column">
      <style:table-column-properties style:column-width="9.1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style:font-name="Arial1" fo:font-size="14pt" style:font-size-asian="14pt" style:font-name-complex="Calibri1" style:font-size-complex="14pt"/>
    </style:style>
    <style:style style:name="P8" style:family="paragraph" style:parent-style-name="Standard">
      <style:paragraph-properties fo:margin-top="0cm" fo:margin-bottom="0cm" loext:contextual-spacing="false"/>
      <style:text-properties style:font-name="Arial1" fo:font-size="14pt" style:text-underline-style="solid" style:text-underline-width="auto" style:text-underline-color="font-color" style:font-size-asian="14pt" style:font-name-complex="Arial2" style:font-size-complex="14pt"/>
    </style:style>
    <style:style style:name="P9" style:family="paragraph" style:parent-style-name="Standard">
      <style:paragraph-properties fo:margin-top="0cm" fo:margin-bottom="0cm" loext:contextual-spacing="false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Arial1" fo:font-size="14pt" fo:language="en" fo:country="US" style:text-underline-style="solid" style:text-underline-width="auto" style:text-underline-color="font-color" style:font-size-asian="14pt" style:font-name-complex="Arial2" style:font-size-complex="14pt"/>
    </style:style>
    <style:style style:name="P12" style:family="paragraph" style:parent-style-name="Standard">
      <style:paragraph-properties fo:margin-top="0cm" fo:margin-bottom="0cm" loext:contextual-spacing="false"/>
      <style:text-properties style:font-name="Arial1" fo:font-size="14pt" fo:language="en" fo:country="US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1" style:font-name-complex="Arial2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1" style:font-name-complex="Arial2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1" fo:font-size="12pt" style:font-size-asian="12pt" style:font-name-complex="Arial2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1" fo:font-size="12pt" officeooo:rsid="00052567" officeooo:paragraph-rsid="00052567" style:font-size-asian="12pt" style:font-name-complex="Arial2" style:font-size-complex="12pt"/>
    </style:style>
    <style:style style:name="P18" style:family="paragraph" style:parent-style-name="Standard">
      <style:paragraph-properties fo:margin-top="0cm" fo:margin-bottom="0cm" loext:contextual-spacing="false"/>
      <style:text-properties style:font-name="Arial1" fo:font-size="12pt" fo:language="en" fo:country="US" style:font-size-asian="12pt" style:font-name-complex="Arial2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rial1" fo:font-size="12pt" fo:language="en" fo:country="US" style:font-size-asian="12pt" style:font-name-complex="Arial2" style:font-size-complex="12pt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Arial1" fo:font-size="10pt" style:font-size-asian="10pt" style:font-name-complex="Arial2" style:font-size-complex="10pt"/>
    </style:style>
    <style:style style:name="P22" style:family="paragraph" style:parent-style-name="Standard">
      <style:paragraph-properties fo:margin-top="0cm" fo:margin-bottom="0cm" loext:contextual-spacing="false"/>
      <style:text-properties style:font-name="Arial1" fo:font-size="10pt" style:font-size-asian="10pt" style:font-name-complex="Calibri1" style:font-size-complex="10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8pt" fo:font-weight="bold" style:font-size-asian="18pt" style:font-weight-asian="bold" style:font-name-complex="Arial2" style:font-size-complex="18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style:font-name="Arial1" fo:font-size="16pt" fo:language="en" fo:country="US" style:font-size-asian="16pt" style:font-name-complex="Arial2" style:font-size-complex="16pt"/>
    </style:style>
    <style:style style:name="P27" style:family="paragraph" style:parent-style-name="Standard">
      <style:paragraph-properties fo:margin-top="0cm" fo:margin-bottom="0cm" loext:contextual-spacing="false"/>
      <style:text-properties style:font-name="Arial1" fo:font-size="16pt" style:font-size-asian="16pt" style:font-name-complex="Arial2" style:font-size-complex="16pt"/>
    </style:style>
    <style:style style:name="P28" style:family="paragraph" style:parent-style-name="Standard">
      <style:paragraph-properties fo:margin-top="0cm" fo:margin-bottom="0cm" loext:contextual-spacing="false"/>
      <style:text-properties style:font-name="Arial1" fo:language="en" fo:country="US" officeooo:rsid="0007a8b5" officeooo:paragraph-rsid="0007a8b5" style:font-name-complex="Calibri1"/>
    </style:style>
    <style:style style:name="P29" style:family="paragraph" style:parent-style-name="Standard">
      <style:paragraph-properties fo:margin-top="0cm" fo:margin-bottom="0cm" loext:contextual-spacing="false"/>
      <style:text-properties style:font-name="Arial1" fo:language="en" fo:country="US" officeooo:rsid="0009dd75" officeooo:paragraph-rsid="000ba0b7" style:font-name-complex="Calibri1"/>
    </style:style>
    <style:style style:name="P30" style:family="paragraph" style:parent-style-name="Standard">
      <style:paragraph-properties fo:margin-top="0cm" fo:margin-bottom="0cm" loext:contextual-spacing="false"/>
      <style:text-properties style:font-name="Arial1" officeooo:rsid="0007a8b5" officeooo:paragraph-rsid="0007a8b5" style:font-name-complex="Calibri1"/>
    </style:style>
    <style:style style:name="P31" style:family="paragraph" style:parent-style-name="Standard">
      <style:paragraph-properties fo:margin-top="0cm" fo:margin-bottom="0cm" loext:contextual-spacing="false"/>
      <style:text-properties style:font-name="Arial1" officeooo:rsid="0007a8b5" officeooo:paragraph-rsid="00091547" style:font-name-complex="Calibri1"/>
    </style:style>
    <style:style style:name="P32" style:family="paragraph" style:parent-style-name="Standard">
      <style:paragraph-properties fo:margin-top="0cm" fo:margin-bottom="0cm" loext:contextual-spacing="false"/>
      <style:text-properties style:font-name="Arial1" officeooo:rsid="0009dd75" officeooo:paragraph-rsid="0009dd75" style:font-name-complex="Calibri1"/>
    </style:style>
    <style:style style:name="P33" style:family="paragraph" style:parent-style-name="Standard">
      <style:paragraph-properties fo:margin-top="0cm" fo:margin-bottom="0cm" loext:contextual-spacing="false"/>
      <style:text-properties style:font-name="Arial1" officeooo:rsid="000ba0b7" officeooo:paragraph-rsid="000ba0b7" style:font-name-complex="Calibri1"/>
    </style:style>
    <style:style style:name="P34" style:family="paragraph" style:parent-style-name="Standard">
      <style:paragraph-properties fo:margin-top="0cm" fo:margin-bottom="0cm" loext:contextual-spacing="false"/>
      <style:text-properties style:font-name="Arial1" officeooo:rsid="000cad17" officeooo:paragraph-rsid="000cad17" style:font-name-complex="Calibri1"/>
    </style:style>
    <style:style style:name="P35" style:family="paragraph" style:parent-style-name="Standard">
      <style:paragraph-properties fo:margin-top="0cm" fo:margin-bottom="0cm" loext:contextual-spacing="false"/>
      <style:text-properties style:font-name="Arial1" officeooo:rsid="000e22d1" officeooo:paragraph-rsid="000e22d1" style:font-name-complex="Calibri1"/>
    </style:style>
    <style:style style:name="P36" style:family="paragraph" style:parent-style-name="Standard">
      <style:paragraph-properties fo:margin-top="0cm" fo:margin-bottom="0cm" loext:contextual-spacing="false"/>
      <style:text-properties fo:text-transform="uppercase" style:font-name="Arial1" fo:font-size="14pt" fo:language="en" fo:country="US" style:font-size-asian="14pt" style:font-name-complex="Arial2" style:font-size-complex="14pt"/>
    </style:style>
    <style:style style:name="P37" style:family="paragraph" style:parent-style-name="Standard">
      <style:paragraph-properties fo:margin-top="0cm" fo:margin-bottom="0cm" loext:contextual-spacing="false"/>
      <style:text-properties fo:text-transform="uppercase" style:font-name="Arial1" fo:font-size="14pt" style:font-size-asian="14pt" style:font-name-complex="Arial2" style:font-size-complex="14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text-transform="uppercase" style:font-name="Arial1" fo:font-size="14pt" style:font-size-asian="14pt" style:font-name-complex="Arial2" style:font-size-complex="14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style:font-name="Courier New" fo:font-size="12pt" style:font-size-asian="12pt" style:font-name-complex="Courier New2" style:font-size-complex="12pt"/>
    </style:style>
    <style:style style:name="P41" style:family="paragraph" style:parent-style-name="Standard">
      <style:paragraph-properties fo:margin-top="0cm" fo:margin-bottom="0cm" loext:contextual-spacing="false"/>
      <style:text-properties style:font-name="Courier New" fo:font-size="16pt" style:font-size-asian="16pt" style:font-name-complex="Courier New2" style:font-size-complex="16pt"/>
    </style:style>
    <style:style style:name="P4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6pt" style:font-size-asian="16pt" style:font-name-complex="Courier New2" style:font-size-complex="16pt"/>
    </style:style>
    <style:style style:name="P43" style:family="paragraph" style:parent-style-name="Standard">
      <style:paragraph-properties fo:margin-top="0cm" fo:margin-bottom="0cm" loext:contextual-spacing="false"/>
      <style:text-properties style:font-name="Courier New" fo:font-size="16pt" fo:language="en" fo:country="US" style:font-size-asian="16pt" style:font-name-complex="Courier New2" style:font-size-complex="16pt"/>
    </style:style>
    <style:style style:name="P44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4pt" style:font-size-asian="14pt" style:font-name-complex="Arial2" style:font-size-complex="14pt" style:font-weight-complex="bold"/>
    </style:style>
    <style:style style:name="P45" style:family="paragraph" style:parent-style-name="Standard">
      <style:paragraph-properties fo:margin-top="0cm" fo:margin-bottom="0cm" loext:contextual-spacing="false" fo:break-before="page"/>
      <style:text-properties style:font-name="Arial1" fo:font-size="14pt" fo:language="en" fo:country="US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46" style:family="paragraph" style:parent-style-name="Standard">
      <style:paragraph-properties fo:margin-top="0cm" fo:margin-bottom="0cm" loext:contextual-spacing="false" fo:break-before="page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2pt" style:font-size-asian="12pt" style:font-name-complex="Arial2" style:font-size-complex="12pt"/>
    </style:style>
    <style:style style:name="P48" style:family="paragraph" style:parent-style-name="Standard">
      <style:paragraph-properties fo:margin-top="0cm" fo:margin-bottom="0cm" loext:contextual-spacing="false"/>
      <style:text-properties style:font-name="Arial1" fo:font-size="12pt" officeooo:rsid="00108b28" officeooo:paragraph-rsid="00108b28" style:font-size-asian="12pt" style:font-name-complex="Calibri1" style:font-size-complex="12pt"/>
    </style:style>
    <style:style style:name="P49" style:family="paragraph" style:parent-style-name="Standard">
      <style:paragraph-properties fo:margin-top="0cm" fo:margin-bottom="0cm" loext:contextual-spacing="false"/>
      <style:text-properties style:font-name="Arial1" fo:font-size="12pt" officeooo:rsid="00108b28" officeooo:paragraph-rsid="00125ed4" style:font-size-asian="12pt" style:font-name-complex="Calibri1" style:font-size-complex="12pt"/>
    </style:style>
    <style:style style:name="P50" style:family="paragraph" style:parent-style-name="Standard">
      <style:paragraph-properties fo:margin-top="0cm" fo:margin-bottom="0cm" loext:contextual-spacing="false"/>
      <style:text-properties style:font-name="Arial1" fo:font-size="12pt" officeooo:rsid="00108b28" officeooo:paragraph-rsid="001278e7" style:font-size-asian="12pt" style:font-name-complex="Calibri1" style:font-size-complex="12pt"/>
    </style:style>
    <style:style style:name="P51" style:family="paragraph" style:parent-style-name="List_20_Paragraph" style:list-style-name="WWNum35">
      <style:paragraph-properties fo:margin-top="0cm" fo:margin-bottom="0cm" loext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52" style:family="paragraph" style:parent-style-name="List_20_Paragraph" style:list-style-name="WWNum36">
      <style:paragraph-properties fo:margin-top="0cm" fo:margin-bottom="0cm" loext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53" style:family="paragraph" style:parent-style-name="List_20_Paragraph" style:list-style-name="WWNum37">
      <style:paragraph-properties fo:margin-top="0cm" fo:margin-bottom="0cm" loext:contextual-spacing="false"/>
      <style:text-properties style:font-name="Arial1" fo:font-size="12pt" style:font-size-asian="12pt" style:font-name-complex="Arial2" style:font-size-complex="12pt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2pt" style:font-size-asian="12pt" style:font-name-complex="Arial2" style:font-size-complex="12pt"/>
    </style:style>
    <style:style style:name="T6" style:family="text">
      <style:text-properties style:font-name="Arial1" fo:font-size="12pt" officeooo:rsid="00091547" style:font-size-asian="12pt" style:font-name-complex="Arial2" style:font-size-complex="12pt"/>
    </style:style>
    <style:style style:name="T7" style:family="text">
      <style:text-properties style:font-name="Arial1" fo:font-size="16pt" style:font-size-asian="16pt" style:font-name-complex="Arial2" style:font-size-complex="16pt"/>
    </style:style>
    <style:style style:name="T8" style:family="text">
      <style:text-properties style:font-name="Arial1" fo:font-size="16pt" fo:font-weight="bold" style:font-size-asian="16pt" style:font-weight-asian="bold" style:font-name-complex="Arial2" style:font-size-complex="16pt" style:font-weight-complex="bold"/>
    </style:style>
    <style:style style:name="T9" style:family="text">
      <style:text-properties fo:text-transform="uppercase" style:font-name="Arial1" fo:font-size="14pt" style:font-size-asian="14pt" style:font-name-complex="Arial2" style:font-size-complex="14pt"/>
    </style:style>
    <style:style style:name="T10" style:family="text">
      <style:text-properties style:font-name="Courier New" fo:font-size="12pt" style:font-size-asian="12pt" style:font-name-complex="Courier New2" style:font-size-complex="12pt"/>
    </style:style>
    <style:style style:name="T11" style:family="text">
      <style:text-properties style:font-name="Courier New" fo:font-size="12pt" fo:font-weight="bold" style:font-size-asian="12pt" style:font-weight-asian="bold" style:font-name-complex="Courier New2" style:font-size-complex="12pt" style:font-weight-complex="bold"/>
    </style:style>
    <style:style style:name="T12" style:family="text">
      <style:text-properties style:font-name="Courier New" fo:font-size="16pt" fo:font-weight="bold" style:font-size-asian="16pt" style:font-weight-asian="bold" style:font-name-complex="Courier New2" style:font-size-complex="16pt" style:font-weight-complex="bold"/>
    </style:style>
    <style:style style:name="T13" style:family="text">
      <style:text-properties officeooo:rsid="00091547"/>
    </style:style>
    <style:style style:name="T14" style:family="text">
      <style:text-properties officeooo:rsid="0009dd75"/>
    </style:style>
    <style:style style:name="T15" style:family="text">
      <style:text-properties officeooo:rsid="000e22d1"/>
    </style:style>
    <style:style style:name="T16" style:family="text">
      <style:text-properties officeooo:rsid="00100b21"/>
    </style:style>
    <style:style style:name="T17" style:family="text">
      <style:text-properties officeooo:rsid="00125ed4"/>
    </style:style>
    <style:style style:name="T18" style:family="text">
      <style:text-properties officeooo:rsid="001278e7"/>
    </style:style>
    <style:style style:name="T19" style:family="text">
      <style:text-properties style:font-name-complex="Arial2"/>
    </style:style>
    <style:style style:name="T20" style:family="text">
      <style:text-properties officeooo:rsid="001278e7" style:font-name-complex="Arial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8cm" draw:visible-area-height="7.808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8.152cm" draw:visible-area-height="0.797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draw:frame draw:style-name="fr2" draw:name="1" text:anchor-type="as-char" svg:y="0cm" svg:width="2.381cm" svg:height="2.328cm" draw:z-index="11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  <table:table-cell table:style-name="Tableau1.A1" office:value-type="string">
            <text:p text:style-name="P39">TP2: exercices sur les boucles</text:p>
          </table:table-cell>
          <table:table-cell table:style-name="Tableau1.A1" office:value-type="string">
            <text:p text:style-name="P5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4"/>
          </table:table-cell>
        </table:table-row>
      </table:table>
      <text:p text:style-name="P6"/>
      <text:p text:style-name="P6">A l’aide de la fiche de synthèse établir l’algorithme des différents exercices ci-dessous puis valider votre programme en langage python.</text:p>
      <text:p text:style-name="P8"/>
      <text:p text:style-name="P9">Exercice 1</text:p>
      <text:p text:style-name="P13"/>
      <text:p text:style-name="P3"><text:span text:style-name="T5">Ecrire un programme qui affiche des nombres entiers de 0 à 15.</text:span><text:span text:style-name="T9"> 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0">Algorithme pseudo-code</text:p>
          </table:table-cell>
          <table:table-cell table:style-name="Tableau2.A1" office:value-type="string">
            <text:p text:style-name="P20">Python</text:p>
          </table:table-cell>
        </table:table-row>
        <table:table-row table:style-name="Tableau2.1">
          <table:table-cell table:style-name="Tableau2.A1" office:value-type="string">
            <text:p text:style-name="P16">pour n de 1 à 15 par pas de 1 faire</text:p>
            <text:p text:style-name="P16"><text:s text:c="2"/>afficher(n)</text:p>
            <text:p text:style-name="P16">finpour</text:p>
            <text:p text:style-name="P16"/>
          </table:table-cell>
          <table:table-cell table:style-name="Tableau2.A1" office:value-type="string">
            <text:p text:style-name="P28">For n in range(1,15,1):</text:p>
            <text:p text:style-name="P28"><text:s text:c="3"/>print(n)</text:p>
          </table:table-cell>
        </table:table-row>
        <table:table-row table:style-name="Tableau2.1">
          <table:table-cell table:style-name="Tableau2.A3" office:value-type="string">
            <text:p text:style-name="P16"/>
          </table:table-cell>
          <table:table-cell table:style-name="Tableau2.A3" office:value-type="string">
            <text:p text:style-name="P28"/>
          </table:table-cell>
        </table:table-row>
      </table:table>
      <text:p text:style-name="P36"/>
      <text:p text:style-name="P11"/>
      <text:p text:style-name="P9">Exercice 2</text:p>
      <text:p text:style-name="P13"/>
      <text:p text:style-name="P3"><text:span text:style-name="T5">Ecrire un programme qui affiche des nombres entiers de 15 à 0.</text:span><text:span text:style-name="T9"> </text:span></text:p>
      <text:p text:style-name="P3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0">Algorithme pseudo-code</text:p>
          </table:table-cell>
          <table:table-cell table:style-name="Tableau3.A1" office:value-type="string">
            <text:p text:style-name="P20">Python</text:p>
          </table:table-cell>
        </table:table-row>
        <table:table-row table:style-name="Tableau3.1">
          <table:table-cell table:style-name="Tableau3.A1" office:value-type="string">
            <text:p text:style-name="P16">pour n de 15 à 0 par pas de -1 faire</text:p>
            <text:p text:style-name="P16"><text:s text:c="2"/>afficher(n)</text:p>
            <text:p text:style-name="P16">finpour</text:p>
            <text:p text:style-name="P16"/>
          </table:table-cell>
          <table:table-cell table:style-name="Tableau3.A1" office:value-type="string">
            <text:p text:style-name="P28">For n in range(1,16-1):</text:p>
            <text:p text:style-name="P28"><text:s text:c="4"/>print(n)</text:p>
          </table:table-cell>
        </table:table-row>
      </table:table>
      <text:p text:style-name="P36"/>
      <text:p text:style-name="P11"/>
      <text:p text:style-name="P9">Exercice 3</text:p>
      <text:p text:style-name="P13"/>
      <text:p text:style-name="P3"><text:span text:style-name="T5">Refaire l’exercice 1 en demandant à l’utilisateur deux valeurs entières d</text:span><text:span text:style-name="T6">é</text:span><text:span text:style-name="T5">but et fin. Ecrire un programme qui affiche des nombres entiers entre les variables d</text:span><text:span text:style-name="T6">é</text:span><text:span text:style-name="T5">but et fin (inclus).</text:span><text:span text:style-name="T9"> </text:span></text:p>
      <text:p text:style-name="P15"/>
      <text:p text:style-name="P15">Aide : Interaction avec l'utilisateur : la fonction input(), voir annexe en dernière page.</text:p>
      <text:p text:style-name="P1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0">Algorithme pseudo-code</text:p>
          </table:table-cell>
          <table:table-cell table:style-name="Tableau4.A1" office:value-type="string">
            <text:p text:style-name="P20">Python</text:p>
          </table:table-cell>
        </table:table-row>
        <table:table-row table:style-name="Tableau4.1">
          <table:table-cell table:style-name="Tableau4.A1" office:value-type="string">
            <text:p text:style-name="P16">afficher("votre valeur de debut")</text:p>
            <text:p text:style-name="P16">lire debut</text:p>
            <text:p text:style-name="P16">afficher("votre valeur de fin")</text:p>
            <text:p text:style-name="P16">lire debut</text:p>
            <text:p text:style-name="P16">pour n de debut à fin par pas de 1 faire</text:p>
            <text:p text:style-name="P16"><text:s text:c="2"/>afficher(n)</text:p>
            <text:p text:style-name="P16">finpour</text:p>
            <text:p text:style-name="P16"/>
          </table:table-cell>
          <table:table-cell table:style-name="Tableau4.A1" office:value-type="string">
            <text:p text:style-name="P30">debut=int(input(«votre valeur de début»)<text:span text:style-name="T14">)</text:span></text:p>
            <text:p text:style-name="P30">debut=int(input<text:span text:style-name="T14">(</text:span>«votre valeur de fin»)<text:span text:style-name="T14">)</text:span></text:p>
            <text:p text:style-name="P31">for n in range(<text:span text:style-name="T14">debut,fin+1):</text:span></text:p>
            <text:p text:style-name="P31"><text:s text:c="3"/><text:span text:style-name="T13">print(n)</text:span> </text:p>
          </table:table-cell>
        </table:table-row>
      </table:table>
      <text:p text:style-name="P38"><text:soft-page-break/></text:p>
      <text:p text:style-name="P44"/>
      <text:p text:style-name="P9">Exercice 4</text:p>
      <text:p text:style-name="P9"/>
      <text:p text:style-name="P15">Ecrire un programme qui demande un nombre de départ, et qui ensuite affiche les dix nombres suivants. </text:p>
      <text:p text:style-name="P15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0">Algorithme pseudo-code</text:p>
          </table:table-cell>
          <table:table-cell table:style-name="Tableau5.A1" office:value-type="string">
            <text:p text:style-name="P20">Python</text:p>
          </table:table-cell>
        </table:table-row>
        <table:table-row table:style-name="Tableau5.1">
          <table:table-cell table:style-name="Tableau5.A1" office:value-type="string">
            <text:p text:style-name="P16">afficher("votre valeur de debut")</text:p>
            <text:p text:style-name="P16">lire debut</text:p>
            <text:p text:style-name="P16">pour n de debut+1 à debut+10 par pas de 1 faire</text:p>
            <text:p text:style-name="P16"><text:s text:c="2"/>afficher(n)</text:p>
            <text:p text:style-name="P16">finpour</text:p>
            <text:p text:style-name="P16"/>
          </table:table-cell>
          <table:table-cell table:style-name="Tableau5.A1" office:value-type="string">
            <text:p text:style-name="P32">debut=int(input(«votre valeur de debut»))</text:p>
            <text:p text:style-name="P32">for n in range (debut+1,debut+10,1)</text:p>
            <text:p text:style-name="P32"><text:s text:c="4"/>print(n)</text:p>
          </table:table-cell>
        </table:table-row>
      </table:table>
      <text:p text:style-name="P15"/>
      <text:p text:style-name="P15"/>
      <text:p text:style-name="P9">Exercice 5</text:p>
      <text:p text:style-name="P9"/>
      <text:p text:style-name="P15">Ecrire un programme qui demande un nombre de départ (opérande), et qui ensuite écrit la table de multiplication de ce nombre.</text:p>
      <text:p text:style-name="P15"/>
      <text:p text:style-name="P15">Exemple pour la table de 4 :</text:p>
      <text:p text:style-name="P15"/>
      <text:p text:style-name="P15">4 * 1 = 4</text:p>
      <text:p text:style-name="P15">4 * 2 = 8</text:p>
      <text:p text:style-name="P15">4 * 3 = 12</text:p>
      <text:p text:style-name="P15">4 * 4 = 16</text:p>
      <text:p text:style-name="P15">4 * 5 = 20</text:p>
      <text:p text:style-name="P15">4 * 6 = 24</text:p>
      <text:p text:style-name="P15">4 * 7 = 28</text:p>
      <text:p text:style-name="P15">4 * 8 = 32</text:p>
      <text:p text:style-name="P15">4 * 9 = 36</text:p>
      <text:p text:style-name="P15">4 * 10 = 40</text:p>
      <text:p text:style-name="P15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0">Algorithme pseudo-code</text:p>
          </table:table-cell>
          <table:table-cell table:style-name="Tableau6.A1" office:value-type="string">
            <text:p text:style-name="P20">Python</text:p>
          </table:table-cell>
        </table:table-row>
        <table:table-row table:style-name="Tableau6.1">
          <table:table-cell table:style-name="Tableau6.A1" office:value-type="string">
            <text:p text:style-name="P16">afficher("votre table de multiplication")</text:p>
            <text:p text:style-name="P16">lire operande</text:p>
            <text:p text:style-name="P16">#a compléter</text:p>
            <text:p text:style-name="P16"/>
            <text:p text:style-name="P16"/>
            <text:p text:style-name="P16">finpour</text:p>
            <text:p text:style-name="P16"/>
          </table:table-cell>
          <table:table-cell table:style-name="Tableau6.A1" office:value-type="string">
            <text:p text:style-name="P29">debut=int(input(«votre valeur de debut»))</text:p>
            <text:p text:style-name="P29"/>
          </table:table-cell>
        </table:table-row>
      </table:table>
      <text:p text:style-name="P18"/>
      <text:p text:style-name="P18"/>
      <text:p text:style-name="P19"/>
      <text:p text:style-name="P45"/>
      <text:p text:style-name="P12"/>
      <text:p text:style-name="P9">Exercice 6</text:p>
      <text:p text:style-name="P15"/>
      <text:p text:style-name="P15">Ecrire un programme qui demande successivement 5 nombres positifs à l’utilisateur, et qui lui dise ensuite quel était le plus grand (max) parmi ces 5 nombres :</text:p>
      <text:p text:style-name="P15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0">Algorithme pseudo-code</text:p>
          </table:table-cell>
          <table:table-cell table:style-name="Tableau7.A1" office:value-type="string">
            <text:p text:style-name="P20">Python</text:p>
          </table:table-cell>
        </table:table-row>
        <table:table-row table:style-name="Tableau7.1">
          <table:table-cell table:style-name="Tableau7.A1" office:value-type="string">
            <text:p text:style-name="P16">pour n de 1 à 5 par pas de 1 faire</text:p>
            <text:p text:style-name="P16"><text:tab/>afficher("votre table de multiplication")</text:p>
            <text:p text:style-name="P16"><text:tab/>lire operande</text:p>
            <text:p text:style-name="P16"><text:tab/>#a compléter</text:p>
            <text:p text:style-name="P16"><text:tab/></text:p>
            <text:p text:style-name="P16">finpour</text:p>
            <text:p text:style-name="P16">afficher("le nombre le plus grand est",max)</text:p>
          </table:table-cell>
          <table:table-cell table:style-name="Tableau7.A1" office:value-type="string">
            <text:p text:style-name="P33">Max=0</text:p>
            <text:p text:style-name="P33">for n in range (5):</text:p>
            <text:p text:style-name="P33"><text:s text:c="5"/>nb-1nt(input(«saisir un nombre»))</text:p>
            <text:p text:style-name="P33"><text:s text:c="5"/>if nb&gt;max:</text:p>
            <text:p text:style-name="P33"><text:s text:c="10"/>max=nb</text:p>
            <text:p text:style-name="P33">print(«le nb max est»,max)</text:p>
          </table:table-cell>
        </table:table-row>
      </table:table>
      <text:p text:style-name="P15"/>
      <text:p text:style-name="P15"/>
      <text:p text:style-name="P9">Exercice 7</text:p>
      <text:p text:style-name="P15"/>
      <text:p text:style-name="P15">Réécrire l’algorithme précédent, mais cette fois-ci on ne connaît pas d’avance combien l’utilisateur souhaite saisir de nombres. La saisie des nombres s’arrête lorsque l’utilisateur entre un chiffre négatif.</text:p>
      <text:p text:style-name="P15"/>
      <text:p text:style-name="P15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20">Algorithme pseudo-code</text:p>
          </table:table-cell>
          <table:table-cell table:style-name="Tableau8.A1" office:value-type="string">
            <text:p text:style-name="P20">Python</text:p>
          </table:table-cell>
        </table:table-row>
        <table:table-row table:style-name="Tableau8.1">
          <table:table-cell table:style-name="Tableau8.A1" office:value-type="string">
            <text:p text:style-name="P16">valeur←0</text:p>
            <text:p text:style-name="P16">max←0</text:p>
            <text:p text:style-name="P16">Tant que valeur&gt;=0</text:p>
            <text:p text:style-name="P16"># a compléter</text:p>
            <text:p text:style-name="P16"/>
            <text:p text:style-name="P16"/>
            <text:p text:style-name="P16">fin tant que</text:p>
            <text:p text:style-name="P16">afficher("le nombre le plus grand est",max)</text:p>
          </table:table-cell>
          <table:table-cell table:style-name="Tableau8.A1" office:value-type="string">
            <text:p text:style-name="P34">Valeur=0</text:p>
            <text:p text:style-name="P34">max=0</text:p>
            <text:p text:style-name="P34">while valeur&gt;=0 :</text:p>
            <text:p text:style-name="P34"><text:s text:c="7"/>valeur=int(input(« saisir un nombre positif ou -1 pour </text:p>
            <text:p text:style-name="P34"><text:s text:c="7"/>if valeur&gt;max :</text:p>
            <text:p text:style-name="P34">print (« le nb max est »,max)</text:p>
          </table:table-cell>
        </table:table-row>
      </table:table>
      <text:p text:style-name="P15"/>
      <text:p text:style-name="P16"/>
      <text:p text:style-name="P46">Exercice 8</text:p>
      <text:p text:style-name="P15"/>
      <text:p text:style-name="P15">Ecrire un programme qui demande des nombres positifs à l’utilisateur, et effectue la somme de tous ces nombres. On ne connaît pas d’avance combien l’utilisateur souhaite saisir de nombres. La saisie des nombres s’arrête lorsque l’utilisateur entre un chiffre négatif.</text:p>
      <text:p text:style-name="P15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20">Algorithme pseudo-code</text:p>
          </table:table-cell>
          <table:table-cell table:style-name="Tableau9.A1" office:value-type="string">
            <text:p text:style-name="P20">Python</text:p>
          </table:table-cell>
        </table:table-row>
        <table:table-row table:style-name="Tableau9.1">
          <table:table-cell table:style-name="Tableau9.A1" office:value-type="string">
            <text:p text:style-name="P16">valeur←0</text:p>
            <text:p text:style-name="P16">somme←0</text:p>
            <text:p text:style-name="P16">tant que valeur&gt;=0</text:p>
            <text:p text:style-name="P16"><text:tab/></text:p>
            <text:p text:style-name="P17"/>
            <text:p text:style-name="P16"/>
            <text:p text:style-name="P16"/>
            <text:p text:style-name="P16">fin tant que</text:p>
            <text:p text:style-name="P16">afficher("la somme des nombres est",somme)</text:p>
          </table:table-cell>
          <table:table-cell table:style-name="Tableau9.A1" office:value-type="string">
            <text:p text:style-name="P34"><text:span text:style-name="T15">v</text:span>aleur=0</text:p>
            <text:p text:style-name="P34">somme=0</text:p>
            <text:p text:style-name="P34">while <text:span text:style-name="T15">valeur&gt;=0:</text:span></text:p>
            <text:p text:style-name="P35"><text:s text:c="6"/>print («la somme des nombres est»,somme)</text:p>
          </table:table-cell>
        </table:table-row>
      </table:table>
      <text:p text:style-name="P15"/>
      <text:p text:style-name="P9">Exercice 9</text:p>
      <text:p text:style-name="P15"/>
      <text:p text:style-name="P15">Programmation d’un menu. Traduire le pseudo code en python.</text:p>
      <text:p text:style-name="P1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0">Algorithme pseudo-code</text:p>
          </table:table-cell>
          <table:table-cell table:style-name="Tableau10.A1" office:value-type="string">
            <text:p text:style-name="P20">Python</text:p>
          </table:table-cell>
        </table:table-row>
        <table:table-row table:style-name="Tableau10.1">
          <table:table-cell table:style-name="Tableau10.A1" office:value-type="string">
            <text:p text:style-name="P14">menu←’0’</text:p>
            <text:p text:style-name="P14">Tant que menu≠’q’</text:p>
            <text:p text:style-name="P14"><text:s text:c="4"/>afficher("1 : charger le fichier")</text:p>
            <text:p text:style-name="P14"><text:s text:c="4"/>afficher ("2 : sauvegarder le fichier")</text:p>
            <text:p text:style-name="P14"><text:s text:c="4"/>afficher ("3 : afficher les données")</text:p>
            <text:p text:style-name="P14"><text:s text:c="4"/>afficher ("4 : modifier les données")</text:p>
            <text:p text:style-name="P14"><text:s text:c="4"/>afficher ("q : quitter")</text:p>
            <text:p text:style-name="P14"><text:s text:c="4"/>afficher("votre choix ?")</text:p>
            <text:p text:style-name="P14"><text:s text:c="4"/>lire menu</text:p>
            <text:p text:style-name="P14"><text:s text:c="4"/>si menu=’1’ alors</text:p>
            <text:p text:style-name="P14"><text:tab/>afficher("Chargement")</text:p>
            <text:p text:style-name="P14"><text:s text:c="4"/>sinon si menu=’2’ alors</text:p>
            <text:p text:style-name="P14"><text:tab/>afficher("Sauvegarde")</text:p>
            <text:p text:style-name="P14"><text:tab/> <text:s text:c="3"/>sinon si menu=’3’ alors</text:p>
            <text:p text:style-name="P14"><text:tab/><text:tab/> <text:s text:c="4"/>afficher("Affichage")</text:p>
            <text:p text:style-name="P14"><text:tab/><text:tab/> <text:s text:c="2"/>sinon si menu=’4’ alors</text:p>
            <text:p text:style-name="P14"><text:tab/><text:tab/><text:tab/>afficher("modification")</text:p>
            <text:p text:style-name="P14"><text:tab/><text:tab/><text:tab/> <text:s text:c="2"/>sinon si menu=’q’ alors</text:p>
            <text:p text:style-name="P14"><text:tab/><text:tab/><text:tab/><text:tab/> <text:s/>afficher("Au revoir")</text:p>
            <text:p text:style-name="P14"><text:tab/><text:tab/><text:tab/><text:tab/>sinon</text:p>
            <text:p text:style-name="P14"><text:tab/><text:tab/><text:tab/><text:tab/> <text:s/>afficher("erreur")</text:p>
            <text:p text:style-name="P14"><text:tab/><text:tab/><text:tab/><text:tab/>fin si</text:p>
            <text:p text:style-name="P14"><text:tab/><text:tab/><text:tab/>fin si</text:p>
            <text:p text:style-name="P14"><text:tab/><text:tab/>fin si</text:p>
            <text:p text:style-name="P14"><text:tab/>fin si</text:p>
            <text:p text:style-name="P14"><text:s text:c="4"/>finsi</text:p>
            <text:p text:style-name="P14">fin tant que</text:p>
          </table:table-cell>
          <table:table-cell table:style-name="Tableau10.A1" office:value-type="string">
            <text:p text:style-name="P35">menu=«0»</text:p>
            <text:p text:style-name="P35">while menu!=«q»:</text:p>
            <text:p text:style-name="P35"><text:s text:c="2"/>print(«1:charger le fichier»)</text:p>
            <text:p text:style-name="P35"><text:s text:c="2"/>print(«2:sauvegarder le fichier»)</text:p>
            <text:p text:style-name="P35"><text:s text:c="2"/>print(«3:afficher les données»)</text:p>
            <text:p text:style-name="P35"><text:s text:c="2"/>print(«4:modifier les données»)</text:p>
            <text:p text:style-name="P35"><text:s text:c="2"/>print(«q:quiter»)</text:p>
            <text:p text:style-name="P35"><text:s text:c="2"/>menu=input(«<text:span text:style-name="T16">votre choix?»)</text:span></text:p>
            <text:p text:style-name="P35"><text:s text:c="2"/><text:span text:style-name="T16">if menu== 1</text:span></text:p>
          </table:table-cell>
        </table:table-row>
      </table:table>
      <text:p text:style-name="P16"/>
      <text:p text:style-name="P46">Exercice 10</text:p>
      <text:p text:style-name="P15"/>
      <text:p text:style-name="P15">Programmation du jeu «deviner un nombre».</text:p>
      <text:p text:style-name="P15"/>
      <text:p text:style-name="P15">L’ordinateur choisit un nombre entier entre 1 et 20. Le programme demande à l’utilisateur un chiffre.</text:p>
      <text:p text:style-name="P15">Si celui-ci est supérieur au nombre à deviner, on affiche ("chiffre trop grand");</text:p>
      <text:p text:style-name="P15">Si celui-ci est inférieur au nombre à deviner, on affiche ("chiffre trop petit");</text:p>
      <text:p text:style-name="P15">Dans les deux cas on redemande un autre chiffre jusqu’à ce que l’utilisateur ait trouvé le nombre à deviner.</text:p>
      <text:p text:style-name="P16"/>
      <text:p text:style-name="P15">Aide: Générer un nombre aléatoire, voir annexe en dernière page.</text:p>
      <text:p text:style-name="P16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20">Algorithme pseudo-code</text:p>
          </table:table-cell>
          <table:table-cell table:style-name="Tableau11.A1" office:value-type="string">
            <text:p text:style-name="P20">Python</text:p>
          </table:table-cell>
        </table:table-row>
        <table:table-row table:style-name="Tableau11.1">
          <table:table-cell table:style-name="Tableau11.A1" office:value-type="string">
            <text:p text:style-name="P16">nombre←tirage aléatoire entre (1 et 20)</text:p>
            <text:p text:style-name="P16">valeur←0</text:p>
            <text:p text:style-name="P16">tant que valeur ≠ nombre</text:p>
            <text:p text:style-name="P16"><text:tab/>afficher("votre chiffre")</text:p>
            <text:p text:style-name="P16"><text:tab/>Lire valeur</text:p>
            <text:p text:style-name="P16"><text:tab/>si valeur&gt;nombre alors</text:p>
            <text:p text:style-name="P16"><text:tab/><text:tab/>print("chiffre trop grand")</text:p>
            <text:p text:style-name="P16"><text:tab/>sinon si valeur&lt;nombre alors</text:p>
            <text:p text:style-name="P16"><text:tab/><text:tab/>print("chiffre trop petit")</text:p>
            <text:p text:style-name="P16"><text:tab/><text:tab/>sinon</text:p>
            <text:p text:style-name="P16"><text:tab/><text:tab/><text:tab/>print("exact")</text:p>
            <text:p text:style-name="P16"><text:tab/><text:tab/>fin si</text:p>
            <text:p text:style-name="P16"><text:tab/>fin si</text:p>
            <text:p text:style-name="P16">fin tant que</text:p>
          </table:table-cell>
          <table:table-cell table:style-name="Tableau11.A1" office:value-type="string">
            <text:p text:style-name="P49"><text:span text:style-name="T17">from random import*</text:span></text:p>
            <text:p text:style-name="P49">nombre=tirage aléatoire (1,20)</text:p>
            <text:p text:style-name="P48">valeur=0</text:p>
            <text:p text:style-name="P50">while <text:span text:style-name="T19">≠</text:span><text:span text:style-name="T20">nombre</text:span> :</text:p>
            <text:p text:style-name="P48"><text:s text:c="2"/>p<text:span text:style-name="T18">rint(«votre chiffre»)</text:span></text:p>
            <text:p text:style-name="P48"><text:s text:c="2"/><text:span text:style-name="T18">if valeur&gt;nombre:</text:span></text:p>
            <text:p text:style-name="P48"><text:s text:c="5"/><text:span text:style-name="T18">print(«chiffre trop grand»)</text:span></text:p>
            <text:p text:style-name="P48"><text:s text:c="2"/><text:span text:style-name="T18">elif valeur&lt;nombre:</text:span></text:p>
            <text:p text:style-name="P48"><text:s text:c="5"/><text:span text:style-name="T18">print(«chiffre trop petit»)</text:span></text:p>
            <text:p text:style-name="P48"><text:s text:c="5"/><text:span text:style-name="T18">if:</text:span></text:p>
            <text:p text:style-name="P48"><text:s text:c="9"/><text:span text:style-name="T18">print(«exact»)</text:span></text:p>
          </table:table-cell>
        </table:table-row>
      </table:table>
      <text:p text:style-name="P15"/>
      <text:p text:style-name="P9">Exercice 11</text:p>
      <text:p text:style-name="P15"/>
      <text:p text:style-name="P15">Amélioration du jeu «deviner un nombre». Reprendre le jeu et ajouter un compteur de coups. </text:p>
      <text:p text:style-name="P15"/>
      <text:p text:style-name="P15">Exemple d’affichage:<text:tab/>«Exact, vous avez trouvé en 5 coups»</text:p>
      <text:p text:style-name="P15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20">Algorithme pseudo-code</text:p>
          </table:table-cell>
          <table:table-cell table:style-name="Tableau12.A1" office:value-type="string">
            <text:p text:style-name="P20">Python</text:p>
          </table:table-cell>
        </table:table-row>
        <table:table-row table:style-name="Tableau12.1">
          <table:table-cell table:style-name="Tableau12.A1" office:value-type="string">
            <text:p text:style-name="P21">nombre←tirage aléatoire entre (1 et 20)</text:p>
            <text:p text:style-name="P21">valeur←0</text:p>
            <text:p text:style-name="P21">coups←0</text:p>
            <text:p text:style-name="P21">tant que valeur ≠ nombre</text:p>
            <text:p text:style-name="P21"><text:tab/>afficher("votre chiffre")</text:p>
            <text:p text:style-name="P21"><text:tab/>Lire valeur</text:p>
            <text:p text:style-name="P21"><text:tab/></text:p>
            <text:p text:style-name="P21"/>
            <text:p text:style-name="P21"/>
            <text:p text:style-name="P21"/>
            <text:p text:style-name="P21"/>
            <text:p text:style-name="P21">fin tant que</text:p>
          </table:table-cell>
          <table:table-cell table:style-name="Tableau12.A1" office:value-type="string">
            <text:p text:style-name="P22"/>
          </table:table-cell>
        </table:table-row>
      </table:table>
      <text:p text:style-name="P9"/>
      <text:p text:style-name="P10"/>
      <text:p text:style-name="P46">Exercice 12</text:p>
      <text:p text:style-name="P15"/>
      <text:p text:style-name="P15">Amélioration du jeu « deviner un nombre ».</text:p>
      <text:p text:style-name="P15"/>
      <text:p text:style-name="P15">Reprendre le jeu et demander à l’utilisateur à la fin de la partie s’il veut rejouer. Répondre par la lettre O pour oui et N pour non. Si l’utilisateur saisit une autre lettre que O ou N, il faudra alors lui reposer la question.</text:p>
      <text:p text:style-name="P15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20">Aide</text:p>
          </table:table-cell>
          <table:table-cell table:style-name="Tableau15.A1" office:value-type="string">
            <text:p text:style-name="P20">Python</text:p>
          </table:table-cell>
        </table:table-row>
        <table:table-row table:style-name="Tableau15.1">
          <table:table-cell table:style-name="Tableau15.A1" office:value-type="string">
            <text:p text:style-name="P21"/>
            <text:p text:style-name="P23">Etude de la boucle tant que suivante :</text:p>
            <text:p text:style-name="P23"/>
            <text:p text:style-name="P24">while rep!='O' and rep!='N':</text:p>
            <text:p text:style-name="P24"><text:tab/>instructions</text:p>
            <text:p text:style-name="P24"/>
            <text:list xml:id="list1385127666" text:style-name="WWNum35">
              <text:list-item>
                <text:p text:style-name="P51">rep=’Z’</text:p>
              </text:list-item>
            </text:list>
            <text:p text:style-name="P24"/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row table:style-name="Tableau13.1">
                <table:table-cell table:style-name="Tableau13.A1" office:value-type="string">
                  <text:p text:style-name="P24">rep!='O'</text:p>
                </table:table-cell>
                <table:table-cell table:style-name="Tableau13.A1" office:value-type="string">
                  <text:p text:style-name="P24">rep!='N'</text:p>
                </table:table-cell>
                <table:table-cell table:style-name="Tableau13.A1" office:value-type="string">
                  <text:p text:style-name="P24">rep!='O' and rep!='N'</text:p>
                </table:table-cell>
              </table:table-row>
              <table:table-row table:style-name="Tableau13.1">
                <table:table-cell table:style-name="Tableau13.A1" office:value-type="string">
                  <text:p text:style-name="P23">true</text:p>
                </table:table-cell>
                <table:table-cell table:style-name="Tableau13.A1" office:value-type="string">
                  <text:p text:style-name="P23">true</text:p>
                </table:table-cell>
                <table:table-cell table:style-name="Tableau13.A1" office:value-type="string">
                  <text:p text:style-name="P23">true</text:p>
                </table:table-cell>
              </table:table-row>
            </table:table>
            <text:p text:style-name="P23"/>
            <text:p text:style-name="P23">On reste dans la boucle</text:p>
            <text:p text:style-name="P23"/>
            <text:list xml:id="list3241810267" text:style-name="WWNum36">
              <text:list-item>
                <text:p text:style-name="P52">rep=’O’</text:p>
              </text:list-item>
            </text:list>
            <text:p text:style-name="P24"/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 table:style-name="Tableau14.1">
                <table:table-cell table:style-name="Tableau14.A1" office:value-type="string">
                  <text:p text:style-name="P24">rep!='O'</text:p>
                </table:table-cell>
                <table:table-cell table:style-name="Tableau14.A1" office:value-type="string">
                  <text:p text:style-name="P24">rep!='N'</text:p>
                </table:table-cell>
                <table:table-cell table:style-name="Tableau14.A1" office:value-type="string">
                  <text:p text:style-name="P24">rep!='O' and rep!='N'</text:p>
                </table:table-cell>
              </table:table-row>
              <table:table-row table:style-name="Tableau14.1">
                <table:table-cell table:style-name="Tableau14.A1" office:value-type="string">
                  <text:p text:style-name="P23">false</text:p>
                </table:table-cell>
                <table:table-cell table:style-name="Tableau14.A1" office:value-type="string">
                  <text:p text:style-name="P23">true</text:p>
                </table:table-cell>
                <table:table-cell table:style-name="Tableau14.A1" office:value-type="string">
                  <text:p text:style-name="P23">false</text:p>
                </table:table-cell>
              </table:table-row>
            </table:table>
            <text:p text:style-name="P23"/>
            <text:p text:style-name="P23">On sort de la boucle</text:p>
            <text:p text:style-name="P21"/>
          </table:table-cell>
          <table:table-cell table:style-name="Tableau15.A1" office:value-type="string">
            <text:p text:style-name="P22"/>
          </table:table-cell>
        </table:table-row>
      </table:table>
      <text:p text:style-name="P16"/>
      <text:p text:style-name="P9">Exercice 13</text:p>
      <text:p text:style-name="P16"/>
      <text:p text:style-name="P16">Rappel du programme de seconde :</text:p>
      <text:p text:style-name="P16"/>
      <text:p text:style-name="P16">Dans un repère orthonormé on considère les points A ( xA ; yA ) et B ( xB ; yB ). La distance entre les points A et B est : </text:p>
      <text:p text:style-name="P5"><draw:frame draw:style-name="fr1" draw:name="Image 1" text:anchor-type="as-char" svg:width="8.255cm" svg:height="0.767cm" draw:z-index="1"><draw:image xlink:href="Pictures/10000000000001380000001D9268E6E44469C952.png" xlink:type="simple" xlink:show="embed" xlink:actuate="onLoad" loext:mime-type="image/png"/></draw:frame></text:p>
      <text:p text:style-name="P16">Le programme demande à l’utilisateur 4 valeurs décimales xA, yA, xB, yB, puis calcul la distance entre les points A et B. </text:p>
      <text:p text:style-name="P16"/>
      <text:p text:style-name="P15">Aide : utiliser une racine carrée : la fonction sqrt(), voir annexe en dernière page.</text:p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p text:style-name="P20">Algorithme pseudo-code<text:bookmark text:name="_GoBack"/></text:p>
          </table:table-cell>
          <table:table-cell table:style-name="Tableau16.A1" office:value-type="string">
            <text:p text:style-name="P20">Python</text:p>
          </table:table-cell>
        </table:table-row>
        <table:table-row table:style-name="Tableau16.1">
          <table:table-cell table:style-name="Tableau16.A1" office:value-type="string">
            <text:p text:style-name="P21">afficher("xA ?")</text:p>
            <text:p text:style-name="P21">lire A</text:p>
            <text:p text:style-name="P21">afficher("yA ?")</text:p>
            <text:p text:style-name="P21">lire yA</text:p>
            <text:p text:style-name="P21">afficher("xB ?")</text:p>
            <text:p text:style-name="P21">lire xB</text:p>
            <text:p text:style-name="P21">afficher("yB ?")</text:p>
            <text:p text:style-name="P21">lire yB</text:p>
            <text:p text:style-name="P4"><draw:frame draw:style-name="fr3" draw:name="2" text:anchor-type="as-char" svg:y="0cm" svg:width="8.149cm" svg:height="0.794cm" draw:z-index="9"><draw:object-ole xlink:href="./Obj106" xlink:type="simple" xlink:show="embed" xlink:actuate="onLoad"/><draw:image xlink:href="./ObjectReplacements/Obj106" xlink:type="simple" xlink:show="embed" xlink:actuate="onLoad"/></draw:frame></text:p>
            <text:p text:style-name="P21">afficher(AB)</text:p>
          </table:table-cell>
          <table:table-cell table:style-name="Tableau16.A1" office:value-type="string">
            <text:p text:style-name="P7"/>
          </table:table-cell>
        </table:table-row>
      </table:table>
      <text:p text:style-name="P16"/>
      <text:p text:style-name="P47"/>
      <text:p text:style-name="P16"/>
      <text:p text:style-name="P25">Annexe</text:p>
      <text:p text:style-name="P25"/>
      <text:p text:style-name="P25">Interaction avec l'utilisateur : la fonction input()<text:bookmark text:name="_Hlk19379167"/></text:p>
      <text:p text:style-name="P15"/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P20">Instructions :</text:p>
          </table:table-cell>
          <table:table-cell table:style-name="Tableau17.A1" office:value-type="string">
            <text:p text:style-name="P20">Résultat :</text:p>
          </table:table-cell>
        </table:table-row>
        <table:table-row table:style-name="Tableau17.1">
          <table:table-cell table:style-name="Tableau17.A1" office:value-type="string">
            <text:p text:style-name="P40">chaine=input("saisir une chaine de caractère")</text:p>
            <text:p text:style-name="P40">print(type(chaine))</text:p>
          </table:table-cell>
          <table:table-cell table:style-name="Tableau17.A1" office:value-type="string">
            <text:p text:style-name="P40">&lt;class 'str'&gt;</text:p>
          </table:table-cell>
        </table:table-row>
        <table:table-row table:style-name="Tableau17.1">
          <table:table-cell table:style-name="Tableau17.A1" office:value-type="string">
            <text:p text:style-name="P3"><text:span text:style-name="T10">nombre=</text:span><text:span text:style-name="T11">int</text:span><text:span text:style-name="T10">(input("saisir un nombre entier"))</text:span></text:p>
            <text:p text:style-name="P40">print(type(nombre))</text:p>
          </table:table-cell>
          <table:table-cell table:style-name="Tableau17.A1" office:value-type="string">
            <text:p text:style-name="P40">&lt;class 'int'&gt;</text:p>
          </table:table-cell>
        </table:table-row>
        <table:table-row table:style-name="Tableau17.1">
          <table:table-cell table:style-name="Tableau17.A1" office:value-type="string">
            <text:p text:style-name="P3"><text:span text:style-name="T10">nombre=</text:span><text:span text:style-name="T11">float</text:span><text:span text:style-name="T10">(input("saisir un nombre décimal"))</text:span></text:p>
            <text:p text:style-name="P40">print(type(nombre))</text:p>
          </table:table-cell>
          <table:table-cell table:style-name="Tableau17.A1" office:value-type="string">
            <text:p text:style-name="P40">&lt;class 'float'&gt;</text:p>
          </table:table-cell>
        </table:table-row>
      </table:table>
      <text:p text:style-name="P15"/>
      <text:p text:style-name="P15">Notez la différence de type de variable :</text:p>
      <text:p text:style-name="P15"/>
      <text:list xml:id="list3581137" text:style-name="WWNum37">
        <text:list-item>
          <text:p text:style-name="P53">str : Chaine de caractère,</text:p>
        </text:list-item>
        <text:list-item>
          <text:p text:style-name="P53">int : entier,</text:p>
        </text:list-item>
        <text:list-item>
          <text:p text:style-name="P53">float : nombre décimal.</text:p>
        </text:list-item>
      </text:list>
      <text:p text:style-name="P25">Générer un nombre aléatoire</text:p>
      <text:p text:style-name="P15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P20">Instructions :</text:p>
          </table:table-cell>
          <table:table-cell table:style-name="Tableau18.A1" office:value-type="string">
            <text:p text:style-name="P20">Résultat :</text:p>
          </table:table-cell>
        </table:table-row>
        <table:table-row table:style-name="Tableau18.1">
          <table:table-cell table:style-name="Tableau18.A1" office:value-type="string">
            <text:p text:style-name="P41">from random import *</text:p>
            <text:p text:style-name="P41">nombre = randint(1,20)</text:p>
          </table:table-cell>
          <table:table-cell table:style-name="Tableau18.A1" office:value-type="string">
            <text:p text:style-name="P3"><text:span text:style-name="T7">Génère un nombre </text:span><text:span text:style-name="T8">entier</text:span><text:span text:style-name="T7"> aléatoire entre 0 et 20.</text:span></text:p>
            <text:p text:style-name="P27">Exemple : 15</text:p>
          </table:table-cell>
        </table:table-row>
        <table:table-row table:style-name="Tableau18.1">
          <table:table-cell table:style-name="Tableau18.A1" office:value-type="string">
            <text:p text:style-name="P42">x = uniform(12, 18)<text:line-break/>print(x)<text:line-break/></text:p>
          </table:table-cell>
          <table:table-cell table:style-name="Tableau18.A1" office:value-type="string">
            <text:p text:style-name="P3"><text:span text:style-name="T7">Génère un nombre </text:span><text:span text:style-name="T8">décimal </text:span><text:span text:style-name="T7">aléatoire entre 12 et 18.</text:span></text:p>
            <text:p text:style-name="P3"><text:span text:style-name="T7">Exemple : </text:span><text:span text:style-name="T12">14.271572580135519</text:span></text:p>
          </table:table-cell>
        </table:table-row>
      </table:table>
      <text:p text:style-name="P15"/>
      <text:p text:style-name="P25">Utiliser une racine carrée</text:p>
      <text:p text:style-name="P15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20">Instructions :</text:p>
          </table:table-cell>
          <table:table-cell table:style-name="Tableau19.A1" office:value-type="string">
            <text:p text:style-name="P20">Résultat :</text:p>
          </table:table-cell>
        </table:table-row>
        <table:table-row table:style-name="Tableau19.1">
          <table:table-cell table:style-name="Tableau19.A1" office:value-type="string">
            <text:p text:style-name="P43">from math import sqrt</text:p>
            <text:p text:style-name="P43">a=2</text:p>
            <text:p text:style-name="P43">b=sqrt(a)</text:p>
            <text:p text:style-name="P43">print(b)</text:p>
          </table:table-cell>
          <table:table-cell table:style-name="Tableau19.A1" office:value-type="string">
            <text:p text:style-name="P26"/>
            <text:p text:style-name="P27">1.4142135623730951</text:p>
          </table:table-cell>
        </table:table-row>
      </table:table>
      <text:p text:style-name="P1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="Arial1" fo:font-family="Arial" style:font-family-generic="roman" style:font-pitch="variable" fo:font-size="12pt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2 exercices<text:tab/><text:tab/></text:span><text:span text:style-name="MT2">TP</text:span></text:p>
      </style:header>
      <style:footer>
        <text:p text:style-name="MP2"><text:file-name text:display="name-and-extension">tp2.odt</text:file-name><text:span text:style-name="MT3"><text:s/></text:span><text:span text:style-name="MT3"><draw:frame draw:style-name="Mfr1" draw:name="Image 3" text:anchor-type="as-char" svg:width="1.536cm" svg:height="0.538cm" draw:z-index="10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8</text:page-number></text:span><text:span text:style-name="MT4">/</text:span><text:span text:style-name="MT4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6</meta:editing-cycles>
    <meta:print-date>2019-09-16T13:16:00</meta:print-date>
    <meta:creation-date>2019-09-16T14:40:00</meta:creation-date>
    <dc:date>2022-10-04T09:54:36.881000000</dc:date>
    <meta:editing-duration>PT5M38S</meta:editing-duration>
    <meta:generator>LibreOffice/6.2.4.2$Windows_X86_64 LibreOffice_project/2412653d852ce75f65fbfa83fb7e7b669a126d64</meta:generator>
    <meta:document-statistic meta:table-count="19" meta:image-count="3" meta:object-count="2" meta:page-count="8" meta:paragraph-count="283" meta:word-count="1164" meta:character-count="7413" meta:non-whitespace-character-count="6291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